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officeooo:rsid="0047edef" officeooo:paragraph-rsid="0047edef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392d9" officeooo:paragraph-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normal" officeooo:paragraph-rsid="000e8f0b" style:letter-kerning="true" style:font-size-asian="12pt" style:font-weight-asian="normal" style:font-size-complex="12pt"/>
    </style:style>
    <style:style style:name="P5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b7be2" officeooo:paragraph-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00%" fo:orphans="2" fo:widows="2" fo:hyphenation-ladder-count="no-limit"/>
      <style:text-properties officeooo:paragraph-rsid="003ef0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paragraph-rsid="0041302c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3f612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1b7be2" officeooo:paragraph-rsid="001b7be2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1302c" officeooo:paragraph-rsid="0041302c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rsid="0041302c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normal" officeooo:rsid="0047edef" officeooo:paragraph-rsid="0047ede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47edef" officeooo:paragraph-rsid="0047ede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6">
      <style:paragraph-properties fo:line-height="100%" fo:orphans="2" fo:widows="2" fo:hyphenation-ladder-count="no-limit"/>
      <style:text-properties style:font-name="DejaVu Sans Condensed1" fo:font-size="12pt" fo:font-weight="normal" officeooo:rsid="0047edef" officeooo:paragraph-rsid="0047ede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rsid="0045074b" officeooo:paragraph-rsid="0045074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officeooo:paragraph-rsid="004266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officeooo:rsid="003a95d9" officeooo:paragraph-rsid="003f612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officeooo:rsid="003a95d9" officeooo:paragraph-rsid="004266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bold" officeooo:rsid="0047edef" officeooo:paragraph-rsid="0047edef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bold" officeooo:rsid="003ef00e" officeooo:paragraph-rsid="004266d5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bold" officeooo:rsid="004266d5" officeooo:paragraph-rsid="0047edef" style:letter-kerning="true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1">
      <style:paragraph-properties fo:line-height="100%" fo:orphans="2" fo:widows="2" fo:hyphenation-ladder-count="no-limit"/>
      <style:text-properties officeooo:paragraph-rsid="003f612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1">
      <style:paragraph-properties fo:line-height="100%" fo:orphans="2" fo:widows="2" fo:hyphenation-ladder-count="no-limit"/>
      <style:text-properties officeooo:paragraph-rsid="003a95d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">
      <style:paragraph-properties fo:line-height="100%" fo:orphans="2" fo:widows="2" fo:hyphenation-ladder-count="no-limit"/>
      <style:text-properties officeooo:paragraph-rsid="001b7b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3">
      <style:paragraph-properties fo:line-height="100%" fo:orphans="2" fo:widows="2" fo:hyphenation-ladder-count="no-limit"/>
      <style:text-properties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4">
      <style:paragraph-properties fo:line-height="100%" fo:orphans="2" fo:widows="2" fo:hyphenation-ladder-count="no-limit"/>
      <style:text-properties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line-height="100%" fo:text-align="start" style:justify-single-word="false"/>
      <style:text-properties officeooo:paragraph-rsid="004997e9"/>
    </style:style>
    <style:style style:name="P33" style:family="paragraph" style:parent-style-name="Standard" style:list-style-name="L1">
      <style:paragraph-properties fo:line-height="100%" fo:orphans="2" fo:widows="2" fo:hyphenation-ladder-count="no-limit"/>
      <style:text-properties officeooo:rsid="003a95d9" officeooo:paragraph-rsid="003f612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3">
      <style:paragraph-properties fo:line-height="100%" fo:orphans="2" fo:widows="2" fo:hyphenation-ladder-count="no-limit"/>
      <style:text-properties officeooo:rsid="003a95d9"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4">
      <style:paragraph-properties fo:line-height="100%" fo:orphans="2" fo:widows="2" fo:hyphenation-ladder-count="no-limit"/>
      <style:text-properties officeooo:rsid="004266d5"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997e9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997e9" style:font-weight-asian="bold" style:font-weight-complex="bold"/>
    </style:style>
    <style:style style:name="T1" style:family="text">
      <style:text-properties fo:font-weight="normal" style:letter-kerning="true" style:font-weight-asian="normal"/>
    </style:style>
    <style:style style:name="T2" style:family="text">
      <style:text-properties fo:font-weight="normal" style:letter-kerning="true" style:font-weight-asian="normal" style:font-weight-complex="normal"/>
    </style:style>
    <style:style style:name="T3" style:family="text">
      <style:text-properties fo:font-weight="normal" officeooo:rsid="003a95d9" style:letter-kerning="true" style:font-weight-asian="normal" style:font-weight-complex="normal"/>
    </style:style>
    <style:style style:name="T4" style:family="text">
      <style:text-properties fo:font-weight="normal" officeooo:rsid="003f6129" style:letter-kerning="true" style:font-weight-asian="normal"/>
    </style:style>
    <style:style style:name="T5" style:family="text">
      <style:text-properties fo:font-weight="normal" officeooo:rsid="004590e7" style:letter-kerning="true" style:font-weight-asian="normal"/>
    </style:style>
    <style:style style:name="T6" style:family="text">
      <style:text-properties fo:font-weight="bold" style:letter-kerning="tru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555f" style:font-weight-asian="bold" style:font-weight-complex="bold"/>
    </style:style>
    <style:style style:name="T9" style:family="text">
      <style:text-properties fo:font-weight="bold" officeooo:rsid="004266d5" style:font-weight-asian="bold" style:font-weight-complex="bold"/>
    </style:style>
    <style:style style:name="T10" style:family="text">
      <style:text-properties officeooo:rsid="001f555f"/>
    </style:style>
    <style:style style:name="T11" style:family="text">
      <style:text-properties style:font-name="DejaVu Sans Condensed1" fo:font-size="12pt" fo:font-weight="bold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b7be2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8bfab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a95d9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ef00e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266d5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43d526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f6129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238bdc" style:letter-kerning="true" style:font-size-asian="12pt" style:font-weight-asian="bold" style:font-size-complex="12pt"/>
    </style:style>
    <style:style style:name="T20" style:family="text">
      <style:text-properties style:font-name="DejaVu Sans Condensed1" fo:font-size="12pt" fo:font-weight="bold" officeooo:rsid="001be843" style:letter-kerning="true" style:font-size-asian="12pt" style:font-weight-asian="bold" style:font-size-complex="12pt"/>
    </style:style>
    <style:style style:name="T21" style:family="text">
      <style:text-properties style:font-name="DejaVu Sans Condensed1" fo:font-size="12pt" fo:font-weight="bold" officeooo:rsid="00177c8b" style:letter-kerning="true" style:font-size-asian="12pt" style:font-weight-asian="bold" style:font-size-complex="12pt"/>
    </style:style>
    <style:style style:name="T22" style:family="text">
      <style:text-properties style:font-name="DejaVu Sans Condensed1" fo:font-size="12pt" fo:font-weight="bold" officeooo:rsid="00254186" style:letter-kerning="true" style:font-size-asian="12pt" style:font-weight-asian="bold" style:font-size-complex="12pt"/>
    </style:style>
    <style:style style:name="T23" style:family="text">
      <style:text-properties style:font-name="DejaVu Sans Condensed1" fo:font-size="12pt" fo:font-weight="bold" officeooo:rsid="00273e13" style:letter-kerning="true" style:font-size-asian="12pt" style:font-weight-asian="bold" style:font-size-complex="12pt"/>
    </style:style>
    <style:style style:name="T24" style:family="text">
      <style:text-properties style:font-name="DejaVu Sans Condensed1" fo:font-size="12pt" fo:font-weight="bold" officeooo:rsid="003ef00e" style:letter-kerning="true" style:font-size-asian="12pt" style:font-weight-asian="bold" style:font-size-complex="12pt"/>
    </style:style>
    <style:style style:name="T25" style:family="text">
      <style:text-properties style:font-name="DejaVu Sans Condensed1" fo:font-size="12pt" fo:font-weight="bold" officeooo:rsid="0045141f" style:letter-kerning="true" style:font-size-asian="12pt" style:font-weight-asian="bold" style:font-size-complex="12pt"/>
    </style:style>
    <style:style style:name="T26" style:family="text">
      <style:text-properties style:font-name="DejaVu Sans Condensed1" fo:font-size="12pt" fo:font-weight="bold" officeooo:rsid="0047edef" style:letter-kerning="true" style:font-size-asian="12pt" style:font-weight-asian="bold" style:font-size-complex="12pt"/>
    </style:style>
    <style:style style:name="T27" style:family="text">
      <style:text-properties style:font-name="DejaVu Sans Condensed1" fo:font-size="12pt" fo:font-weight="normal" style:letter-kerning="true" style:font-size-asian="12pt" style:font-weight-asian="normal" style:font-size-complex="12pt"/>
    </style:style>
    <style:style style:name="T28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bold"/>
    </style:style>
    <style:style style:name="T29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 style:font-weight-complex="bold"/>
    </style:style>
    <style:style style:name="T30" style:family="text">
      <style:text-properties style:font-name="DejaVu Sans Condensed1" fo:font-size="12pt" fo:font-weight="normal" officeooo:rsid="001b7be2" style:letter-kerning="true" style:font-size-asian="12pt" style:font-weight-asian="normal" style:font-size-complex="12pt"/>
    </style:style>
    <style:style style:name="T31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/>
    </style:style>
    <style:style style:name="T32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12e026" style:letter-kerning="true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3f4991" style:letter-kerning="true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4266d5" style:letter-kerning="true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/>
    </style:style>
    <style:style style:name="T39" style:family="text">
      <style:text-properties style:font-name="DejaVu Sans Condensed1" fo:font-size="12pt" fo:font-weight="normal" officeooo:rsid="004266d5" style:letter-kerning="true" style:font-size-asian="12pt" style:font-weight-asian="normal" style:font-size-complex="12pt"/>
    </style:style>
    <style:style style:name="T40" style:family="text">
      <style:text-properties style:font-weight-complex="normal"/>
    </style:style>
    <style:style style:name="T41" style:family="text">
      <style:text-properties officeooo:rsid="0012e026" style:font-weight-complex="normal"/>
    </style:style>
    <style:style style:name="T42" style:family="text">
      <style:text-properties officeooo:rsid="003a95d9" style:font-weight-complex="normal"/>
    </style:style>
    <style:style style:name="T43" style:family="text">
      <style:text-properties officeooo:rsid="004266d5" style:font-weight-complex="normal"/>
    </style:style>
    <style:style style:name="T44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3a95d9" style:letter-kerning="true" style:font-size-asian="12pt" style:font-weight-asian="bold" style:font-size-complex="12pt" style:font-weight-complex="bold"/>
    </style:style>
    <style:style style:name="T46" style:family="text">
      <style:text-properties officeooo:rsid="0041302c"/>
    </style:style>
    <style:style style:name="T47" style:family="text">
      <style:text-properties officeooo:rsid="004266d5"/>
    </style:style>
    <style:style style:name="T48" style:family="text">
      <style:text-properties style:text-position="super 58%" style:font-name="DejaVu Sans Condensed1" fo:font-size="12pt" fo:font-weight="bold" officeooo:rsid="004266d5" style:letter-kerning="true" style:font-size-asian="12pt" style:font-weight-asian="bold" style:font-size-complex="12pt" style:font-weight-complex="bold"/>
    </style:style>
    <style:style style:name="T4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6">1<text:span text:style-name="T49">xx</text:span> - Controls</text:p>
          </table:table-cell>
          <table:table-cell table:style-name="Table1.B1" office:value-type="string">
            <text:p text:style-name="P37">2xx - Ground</text:p>
          </table:table-cell>
          <table:table-cell table:style-name="Table1.C1" office:value-type="string">
            <text:p text:style-name="P37">3xx - Flight</text:p>
          </table:table-cell>
          <table:table-cell table:style-name="Table1.B1" office:value-type="string">
            <text:p text:style-name="P37">4xx - A2A</text:p>
          </table:table-cell>
          <table:table-cell table:style-name="Table1.B1" office:value-type="string">
            <text:p text:style-name="P37">5xx - A2G</text:p>
          </table:table-cell>
          <table:table-cell table:style-name="Table1.F1" office:value-type="string">
            <text:p text:style-name="P37">6xx - Misc</text:p>
          </table:table-cell>
        </table:table-row>
      </table:table>
      <text:p text:style-name="P32"><text:span text:style-name="T23">3</text:span><text:span text:style-name="T25">0</text:span><text:span text:style-name="T24">2</text:span><text:span text:style-name="T20"> - </text:span><text:span text:style-name="T22">Flight - </text:span><text:span text:style-name="T19">L</text:span><text:span text:style-name="T21">anding</text:span><text:span text:style-name="T26">, After landing</text:span></text:p>
      <text:p text:style-name="P4"/>
      <text:p text:style-name="P1">Landing -- <text:span text:style-name="T47">Visual approach</text:span></text:p>
      <text:list xml:id="list3410595885" text:style-name="L1">
        <text:list-item>
          <text:p text:style-name="P7">Set QFE on altimeter to value shown in kneeboard for landing waypoint.</text:p>
        </text:list-item>
        <text:list-item>
          <text:p text:style-name="P19"><text:span text:style-name="T3">Set </text:span><text:span text:style-name="T6">AKT POS, OUT</text:span><text:span text:style-name="T1">, press </text:span><text:span text:style-name="T6">L/MAL</text:span><text:span text:style-name="T1"> waypoint button to select landing waypoint </text:span><text:span text:style-name="T4">(L1</text:span><text:span text:style-name="T5"> or L2</text:span><text:span text:style-name="T4">)</text:span></text:p>
        </text:list-item>
        <text:list-item>
          <text:p text:style-name="P27"><text:span text:style-name="T31">Verify correct </text:span><text:span text:style-name="T38">landing </text:span><text:span text:style-name="T31">runway in nav system (if using road base, you must set this manually):</text:span></text:p>
          <text:list>
            <text:list-item>
              <text:p text:style-name="P27"><text:span text:style-name="T14">Data Selector</text:span><text:span text:style-name="T31"> knob ... </text:span><text:span text:style-name="T14">BANA GR</text:span><text:span text:style-name="T45">Ä</text:span><text:span text:style-name="T14">NS, OUT</text:span><text:span text:style-name="T33"> (Runway Heading)</text:span></text:p>
            </text:list-item>
            <text:list-item>
              <text:p text:style-name="P10">First 4 digits are runway heading in NNN.N format, last 2 digits are ILS channel (if available).</text:p>
            </text:list-item>
            <text:list-item>
              <text:p text:style-name="P33"><text:span text:style-name="T27">To toggle to the reciprocal runway, press </text:span><text:span text:style-name="T18">L/MAL</text:span><text:span text:style-name="T29">.</text:span></text:p>
            </text:list-item>
            <text:list-item>
              <text:p text:style-name="P10">To set custom heading:</text:p>
              <text:list>
                <text:list-item>
                  <text:p text:style-name="P33"><text:span text:style-name="T27">Data Selector knob ... </text:span><text:span text:style-name="T11">BANA GR</text:span><text:span text:style-name="T44">Ä</text:span><text:span text:style-name="T11">NS, IN</text:span></text:p>
                </text:list-item>
                <text:list-item>
                  <text:p text:style-name="P33"><text:span text:style-name="T27">Enter runway heading as 4-digit number, </text:span><text:span text:style-name="T11">NNN.N</text:span><text:span text:style-name="T27"> deg and "</text:span><text:span text:style-name="T11">00</text:span><text:span text:style-name="T27">" at the end.</text:span></text:p>
                </text:list-item>
                <text:list-item>
                  <text:p text:style-name="P21"><text:span text:style-name="T1">Press </text:span><text:span text:style-name="T6">LS/SKU</text:span><text:span text:style-name="T1">, then set </text:span><text:span text:style-name="T6">AKT POS, OUT</text:span><text:span text:style-name="T2">.</text:span></text:p>
                </text:list-item>
              </text:list>
            </text:list-item>
          </text:list>
        </text:list-item>
        <text:list-item>
          <text:p text:style-name="P28"><text:span text:style-name="T11">Master Mode</text:span><text:span text:style-name="T34"> </text:span><text:span text:style-name="T33">knob</text:span><text:span text:style-name="T27"> ... </text:span><text:span text:style-name="T11">LANDNING P/O</text:span><text:span text:style-name="T27"> for visual approach</text:span></text:p>
        </text:list-item>
        <text:list-item>
          <text:p text:style-name="P7"><text:span text:style-name="T8">T</text:span><text:span text:style-name="T7">hrust reverser</text:span> ... <text:span text:style-name="T8">Arm</text:span><text:span text:style-name="T10"> </text:span>(lever in cockpit will pull out) <text:span text:style-name="T10">(</text:span><text:span text:style-name="T8">Front Thumb Button</text:span><text:span text:style-name="T10">)</text:span></text:p>
        </text:list-item>
        <text:list-item>
          <text:p text:style-name="P12">Gear down under <text:span text:style-name="T7">600 kph</text:span>.</text:p>
        </text:list-item>
        <text:list-item>
          <text:p text:style-name="P7"><text:span text:style-name="T7">Minimum speed 260 kph</text:span>.</text:p>
        </text:list-item>
        <text:list-item>
          <text:p text:style-name="P13">Put the glide path line in the HUD on the end of the runway.</text:p>
        </text:list-item>
        <text:list-item>
          <text:p text:style-name="P8">Put velocity vector on <text:span text:style-name="T46">glide path </text:span>line to get 12 degrees AOA and 3 degree glide slope.</text:p>
        </text:list-item>
        <text:list-item>
          <text:p text:style-name="P29"><text:span text:style-name="T30">Can use autothrottle (</text:span><text:span text:style-name="T13">Pinky</text:span><text:span text:style-name="T12"> Button</text:span><text:span text:style-name="T30">) to maintain 12 deg AOA.</text:span></text:p>
        </text:list-item>
        <text:list-item>
          <text:p text:style-name="P7">When front wheel touches down, thrust reverser will engage. <text:s/>Use full throttle to slow down quickly (afterburner will not light).</text:p>
        </text:list-item>
      </text:list>
      <text:list text:style-name="L2">
        <text:list-item>
          <text:list>
            <text:list-item>
              <text:p text:style-name="P15">Heavy braking may cause skidding.</text:p>
            </text:list-item>
          </text:list>
        </text:list-item>
      </text:list>
      <text:list xml:id="list140213620174846" text:continue-list="list3410595885" text:style-name="L1">
        <text:list-item>
          <text:p text:style-name="P7">Reduce throttle before coming to a complete stop and use brakes for final stop.</text:p>
        </text:list-item>
        <text:list-item>
          <text:p text:style-name="P23">DO NOT USE BRAKES WHILE MOVING BACKWARDS.</text:p>
        </text:list-item>
        <text:list-item>
          <text:p text:style-name="P24"><text:span text:style-name="T47">S</text:span>ee after landing instructions below.</text:p>
        </text:list-item>
      </text:list>
      <text:p text:style-name="P3"/>
      <text:p text:style-name="P6"><text:span text:style-name="T16">Landing -- </text:span><text:span text:style-name="T15">Instrument approach -- </text:span><text:span text:style-name="T17">WIP</text:span></text:p>
      <text:list xml:id="list3424753475" text:style-name="L3">
        <text:list-item>
          <text:p text:style-name="P9">Set QFE on altimeter to value shown in kneeboard for landing waypoint.</text:p>
        </text:list-item>
        <text:list-item>
          <text:p text:style-name="P20"><text:span text:style-name="T3">Set </text:span><text:span text:style-name="T6">AKT POS, OUT</text:span><text:span text:style-name="T1">, press </text:span><text:span text:style-name="T6">L/MAL</text:span><text:span text:style-name="T1"> waypoint button to select landing waypoint </text:span><text:span text:style-name="T4">(L1)</text:span></text:p>
        </text:list-item>
        <text:list-item>
          <text:p text:style-name="P30"><text:span text:style-name="T31">Verify correct </text:span><text:span text:style-name="T38">landing </text:span><text:span text:style-name="T31">runway in nav system (if using road base, you must set this manually):</text:span></text:p>
          <text:list>
            <text:list-item>
              <text:p text:style-name="P30"><text:span text:style-name="T33">L</text:span><text:span text:style-name="T35">S (landing at same runway you took off from), or L1 or L2</text:span><text:span text:style-name="T36"> </text:span><text:span text:style-name="T35">(landing at alternate bases) </text:span><text:span text:style-name="T36">waypoint must be selected.</text:span></text:p>
            </text:list-item>
            <text:list-item>
              <text:p text:style-name="P30"><text:span text:style-name="T14">Data Selector</text:span><text:span text:style-name="T31"> knob ... </text:span><text:span text:style-name="T14">BANA GR</text:span><text:span text:style-name="T45">Ä</text:span><text:span text:style-name="T14">NS, OUT</text:span><text:span text:style-name="T33"> (Runway Heading)</text:span></text:p>
            </text:list-item>
            <text:list-item>
              <text:p text:style-name="P11">First 4 digits are runway heading in NNN.N format, last 2 digits are ILS channel (if available).</text:p>
            </text:list-item>
            <text:list-item>
              <text:p text:style-name="P34"><text:span text:style-name="T27">To toggle to the reciprocal runway, press </text:span><text:span text:style-name="T11">LS/SKU</text:span><text:span text:style-name="T32"> </text:span><text:span text:style-name="T35">if using LS</text:span><text:span text:style-name="T28">, </text:span><text:span text:style-name="T29">or L/MAL if using L1 or L2.</text:span></text:p>
            </text:list-item>
            <text:list-item>
              <text:p text:style-name="P11">To set custom heading:</text:p>
              <text:list>
                <text:list-item>
                  <text:p text:style-name="P34"><text:span text:style-name="T27">Data Selector knob ... </text:span><text:span text:style-name="T11">BANA GR</text:span><text:span text:style-name="T44">Ä</text:span><text:span text:style-name="T11">NS, IN</text:span></text:p>
                </text:list-item>
                <text:list-item>
                  <text:p text:style-name="P34"><text:span text:style-name="T27">Enter runway heading as 4-digit number, </text:span><text:span text:style-name="T11">NNN.N</text:span><text:span text:style-name="T27"> deg and "</text:span><text:span text:style-name="T11">00</text:span><text:span text:style-name="T27">" at the end.</text:span></text:p>
                </text:list-item>
                <text:list-item>
                  <text:p text:style-name="P22"><text:span text:style-name="T1">Press </text:span><text:span text:style-name="T6">LS/SKU</text:span><text:span text:style-name="T1">, then set </text:span><text:span text:style-name="T6">AKT POS, OUT</text:span><text:span text:style-name="T2">.</text:span></text:p>
                </text:list-item>
              </text:list>
            </text:list-item>
          </text:list>
        </text:list-item>
        <text:list-item>
          <text:p text:style-name="P30"><text:span text:style-name="T11">Master Mode</text:span><text:span text:style-name="T34"> </text:span><text:span text:style-name="T33">knob</text:span><text:span text:style-name="T27"> ... </text:span><text:span text:style-name="T14">LANDNING NAV</text:span><text:span text:style-name="T33"> for instrument approach</text:span></text:p>
        </text:list-item>
      </text:list>
      <text:list text:style-name="L4">
        <text:list-item>
          <text:list>
            <text:list-item>
              <text:p text:style-name="P31"><text:span text:style-name="T15">W</text:span><text:span text:style-name="T16">aypoint will automatically be changed</text:span><text:span text:style-name="T37"> to </text:span><text:span text:style-name="T16">L</text:span><text:span text:style-name="T48">B</text:span><text:span text:style-name="T16">S</text:span><text:span text:style-name="T37">, </text:span><text:span text:style-name="T16">L</text:span><text:span text:style-name="T48">B</text:span><text:span text:style-name="T16">1</text:span><text:span text:style-name="T37">, or </text:span><text:span text:style-name="T16">L</text:span><text:span text:style-name="T48">B</text:span><text:span text:style-name="T16">2</text:span><text:span text:style-name="T37">, which is the approach waypoint 20 km out from the runway.</text:span></text:p>
            </text:list-item>
            <text:list-item>
              <text:p text:style-name="P35"><text:span text:style-name="T32">Radar screen will show approach waypoint (circle) and extended runway centerline.</text:span></text:p>
            </text:list-item>
          </text:list>
        </text:list-item>
      </text:list>
      <text:list xml:id="list140214422607886" text:continue-list="list3424753475" text:style-name="L3">
        <text:list-item>
          <text:p text:style-name="P18"><text:span text:style-name="T7">Taxi and landing light</text:span> switches ... <text:span text:style-name="T7">As needed</text:span> (underneath left front canopy rail, outboard of thrust reverser handle)</text:p>
        </text:list-item>
        <text:list-item>
          <text:p text:style-name="P9"><text:span text:style-name="T8">T</text:span><text:span text:style-name="T7">hrust reverser</text:span> ... <text:span text:style-name="T8">Arm</text:span><text:span text:style-name="T10"> </text:span>(lever in cockpit will pull out) <text:span text:style-name="T10">(</text:span><text:span text:style-name="T8">Front Thumb Button</text:span><text:span text:style-name="T10">)</text:span></text:p>
        </text:list-item>
        <text:list-item>
          <text:p text:style-name="P30"><text:span text:style-name="T30">Gear down under </text:span><text:span text:style-name="T12">600 kph</text:span><text:span text:style-name="T30">.</text:span></text:p>
        </text:list-item>
        <text:list-item>
          <text:p text:style-name="P9"><text:span text:style-name="T7">Minimum speed 260 kph</text:span>.</text:p>
        </text:list-item>
        <text:list-item>
          <text:p text:style-name="P30"><text:span text:style-name="T39">When you reach the approach waypoint, it will change to </text:span><text:span text:style-name="T16">L</text:span><text:span text:style-name="T48">F</text:span><text:span text:style-name="T16">S</text:span><text:span text:style-name="T37">, </text:span><text:span text:style-name="T16">L</text:span><text:span text:style-name="T48">F</text:span><text:span text:style-name="T16">1</text:span><text:span text:style-name="T37">, or </text:span><text:span text:style-name="T16">L</text:span><text:span text:style-name="T48">F</text:span><text:span text:style-name="T16">2</text:span><text:span text:style-name="T37">, which is the actual touchdown point on the end of the runway.</text:span></text:p>
        </text:list-item>
        <text:list-item>
          <text:p text:style-name="P14">Put the glide path line in the HUD on the end of the runway.</text:p>
        </text:list-item>
        <text:list-item>
          <text:p text:style-name="P9">Put velocity vector on <text:span text:style-name="T46">glide path </text:span>line to get 12 degrees AOA and 3 degree glide slope.</text:p>
        </text:list-item>
        <text:list-item>
          <text:p text:style-name="P30"><text:span text:style-name="T30">Can use autothrottle (</text:span><text:span text:style-name="T13">Pinky</text:span><text:span text:style-name="T12"> Button</text:span><text:span text:style-name="T30">) to maintain 12 deg AOA.</text:span></text:p>
        </text:list-item>
        <text:list-item>
          <text:p text:style-name="P9">When front wheel touches down, thrust reverser will engage. <text:s/>Use full throttle to slow down quickly (afterburner will not light).</text:p>
        </text:list-item>
      </text:list>
      <text:list text:style-name="L5">
        <text:list-item>
          <text:list>
            <text:list-item>
              <text:p text:style-name="P16">Heavy braking may cause skidding.</text:p>
            </text:list-item>
          </text:list>
        </text:list-item>
      </text:list>
      <text:list xml:id="list140213281984711" text:continue-list="list140214422607886" text:style-name="L3">
        <text:list-item>
          <text:p text:style-name="P9">Reduce throttle before coming to a complete stop and use brakes for final stop.</text:p>
        </text:list-item>
        <text:list-item>
          <text:p text:style-name="P25">DO NOT USE BRAKES WHILE MOVING BACKWARDS.</text:p>
        </text:list-item>
        <text:list-item>
          <text:p text:style-name="P26">See after landing instructions below.</text:p>
        </text:list-item>
      </text:list>
      <text:p text:style-name="P5"/>
      <text:p text:style-name="P2">After landing</text:p>
      <text:list text:style-name="L6">
        <text:list-item>
          <text:p text:style-name="P17"><text:span text:style-name="T9">Master Mode</text:span><text:span text:style-name="T41"> </text:span><text:span text:style-name="T42">knob</text:span><text:span text:style-name="T43"> ... </text:span><text:span text:style-name="T9">BER</text:span><text:span text:style-name="T43"> to reset nav computer and compile and write ELINT data</text:span></text:p>
        </text:list-item>
        <text:list-item>
          <text:p text:style-name="P17"><text:span text:style-name="T43">R</text:span><text:span text:style-name="T40">emove and reinsert data cartridge, and reload waypoints, even if you're using the same flight plan. <text:s/>This fully resets the nav system for the next fligh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2:12.113000000</dc:date>
    <meta:editing-duration>PT22H27M53S</meta:editing-duration>
    <meta:editing-cycles>5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61" meta:word-count="696" meta:character-count="3746" meta:non-whitespace-character-count="3159"/>
  </office:meta>
</office:document-meta>
</file>